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5">
      <style:paragraph-properties fo:margin-top="0cm" fo:margin-bottom="0cm" loext:contextual-spacing="false"/>
    </style:style>
    <style:style style:name="P11" style:family="paragraph" style:parent-style-name="Text_20_body" style:list-style-name="L6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Домашнее задание к лекции «Объекты и классы. Инкапсуляция, наследование и полиморфизм»</text:h>
      <text:p text:style-name="Text_20_body">​ Привет! Домашняя работа по данной теме является продолжением квиза к предыдущей лекции. Мы продолжим реализовывать логику функционала учебной группы в парадигме ООП. Удачи!</text:p>
      <text:h text:style-name="Heading_20_2" text:outline-level="2"><text:bookmark text:name="user-content-задание--1-наследование"/>Задание № 1. Наследование</text:h>
      <text:p text:style-name="Text_20_body">Исходя из квиза к предыдущему занятию, у нас уже есть <text:a xlink:type="simple" xlink:href="https://github.com/netology-code/py-homeworks-basic/blob/new_oop/6.classes/students_and_mentor.py" text:style-name="Internet_20_link" text:visited-style-name="Visited_20_Internet_20_Link">класс преподавателей и класс студентов</text:a> (вы можете взять этот код за основу или написать свой). Студентов пока оставим без изменения, а вот преподаватели бывают разные, поэтому теперь класс Mentor должен стать родительским классом, а от него нужно реализовать наследование классов Lecturer (лекторы) и Reviewer (эксперты, проверяющие домашние задания). Очевидно, имя, фамилия и список закрепленных курсов логично реализовать на уровне родительского класса. А чем же будут специфичны дочерние классы? Об этом в следующих заданиях.</text:p>
      <text:h text:style-name="Heading_20_2" text:outline-level="2"><text:bookmark text:name="user-content-задание--2-атрибуты-и-взаимодействие-классов"/>Задание № 2. Атрибуты и взаимодействие классов.</text:h>
      <text:p text:style-name="Text_20_body">В квизе к предыдущей лекции мы реализовали возможность выставлять студентам оценки за домашние задания. Теперь это могут делать только Reviewer (реализуйте такой метод)! А что могут делать лекторы? Получать оценки за лекции от студентов :) Реализуйте метод выставления оценок лекторам у класса Student (оценки по 10-балльной шкале, хранятся в атрибуте-словаре у Lecturer, в котором ключи – названия курсов, а значения – списки оценок). Лектор при этом должен быть закреплен за тем курсом, на который записан студент.</text:p>
      <text:h text:style-name="Heading_20_2" text:outline-level="2"><text:bookmark text:name="user-content-задание--3-полиморфизм-и-магические-методы"/>Задание № 3. Полиморфизм и магические методы</text:h>
      <text:list xml:id="list2732133195" text:style-name="L1">
        <text:list-item>
          <text:p text:style-name="P2">Перегрузите магический метод <text:span text:style-name="Source_20_Text">__str__</text:span> у всех классов. </text:p>
        </text:list-item>
      </text:list>
      <text:p text:style-name="Text_20_body">У проверяющих он должен выводить информацию в следующем виде:</text:p>
      <text:p text:style-name="Preformatted_20_Text">print(some_reviewer)</text:p>
      <text:p text:style-name="Preformatted_20_Text">Имя: Some</text:p>
      <text:p text:style-name="P1">Фамилия: Buddy</text:p>
      <text:p text:style-name="Text_20_body">У лекторов:</text:p>
      <text:p text:style-name="Preformatted_20_Text">print(some_lecturer)</text:p>
      <text:p text:style-name="Preformatted_20_Text">Имя: Some</text:p>
      <text:p text:style-name="Preformatted_20_Text">Фамилия: Buddy</text:p>
      <text:p text:style-name="P1">Средняя оценка за лекции: 9.9</text:p>
      <text:p text:style-name="Text_20_body">А у студентов так:</text:p>
      <text:p text:style-name="Preformatted_20_Text">print(some_student)</text:p>
      <text:p text:style-name="Preformatted_20_Text">Имя: Ruoy</text:p>
      <text:p text:style-name="Preformatted_20_Text">Фамилия: Eman</text:p>
      <text:p text:style-name="Preformatted_20_Text"><text:soft-page-break/>Средняя оценка за домашние задания: 9.9</text:p>
      <text:p text:style-name="Preformatted_20_Text">Курсы в процессе изучения: Python, Git</text:p>
      <text:p text:style-name="P1">Завершенные курсы: Введение в программирование</text:p>
      <text:list xml:id="list1410316206" text:style-name="L2">
        <text:list-item>
          <text:p text:style-name="P3">Реализуйте возможность сравнивать (через операторы сравнения) между собой лекторов по средней оценке за лекции и студентов по средней оценке за домашние задания. </text:p>
        </text:list-item>
      </text:list>
      <text:h text:style-name="Heading_20_2" text:outline-level="2"><text:bookmark text:name="user-content-задание--4-полевые-испытания"/>Задание № 4. Полевые испытания</text:h>
      <text:p text:style-name="Text_20_body">Создайте по 2 экземпляра каждого класса, вызовите все созданные методы, а также реализуйте две функции:</text:p>
      <text:list xml:id="list298155514" text:style-name="L3">
        <text:list-item>
          <text:p text:style-name="P8">для подсчета средней оценки за домашние задания по всем студентам в рамках конкретного курса (в качестве аргументов принимаем список студентов и название курса); </text:p>
        </text:list-item>
        <text:list-item>
          <text:p text:style-name="P4">для подсчета средней оценки за лекции всех лекторов в рамках курса (в качестве аргумента принимаем список лекторов и название курса). </text:p>
        </text:list-item>
      </text:list>
      <text:h text:style-name="Heading_20_2" text:outline-level="2"><text:bookmark text:name="user-content-как-сдавать-задачи"/>Как сдавать задачи</text:h>
      <text:p text:style-name="Text_20_body">Пишите код в IDE (рекомендуем <text:a xlink:type="simple" xlink:href="https://www.jetbrains.com/ru-ru/pycharm/download/#section=windows" text:style-name="Internet_20_link" text:visited-style-name="Visited_20_Internet_20_Link">Pycharm</text:a>, версия Community, инструкцию по установке вы найдете на сайте).</text:p>
      <text:list xml:id="list2821180653" text:style-name="L4">
        <text:list-item>
          <text:p text:style-name="P9">Почему лучше работать в IDE? — Ускоряет работу, есть подсветка ошибок, отладка по шагам. </text:p>
        </text:list-item>
        <text:list-item>
          <text:p text:style-name="P9">Для более подробной информации изучите <text:a xlink:type="simple" xlink:href="https://github.com/netology-code/guides/blob/master/python/Pycharm.md" text:style-name="Internet_20_link" text:visited-style-name="Visited_20_Internet_20_Link">инструкцию по работе с Pycharm</text:a>. </text:p>
        </text:list-item>
        <text:list-item>
          <text:p text:style-name="P5">Опирайтесь на принятые <text:a xlink:type="simple" xlink:href="https://github.com/netology-code/codestyle/tree/master/python" text:style-name="Internet_20_link" text:visited-style-name="Visited_20_Internet_20_Link">правила оформления кода</text:a>, чтобы выработать привычку писать профессионально. При несоблюдении принятого стиля домашние задания могут быть отправлены на доработку. </text:p>
        </text:list-item>
      </text:list>
      <text:list xml:id="list3130971900" text:style-name="L5">
        <text:list-item>
          <text:p text:style-name="P10">Инициализируйте на своём компьютере пустой Git-репозиторий </text:p>
        </text:list-item>
        <text:list-item>
          <text:p text:style-name="P10">Добавьте в этот же каталог необходимые файлы </text:p>
        </text:list-item>
        <text:list-item>
          <text:p text:style-name="P10">Сделайте необходимые коммиты </text:p>
        </text:list-item>
        <text:list-item>
          <text:p text:style-name="P10">Создайте публичный репозиторий на GitHub и свяжите свой локальный репозиторий с удалённым </text:p>
        </text:list-item>
        <text:list-item>
          <text:p text:style-name="P10">Сделайте пуш (удостоверьтесь, что ваш код появился на GitHub) </text:p>
        </text:list-item>
        <text:list-item>
          <text:p text:style-name="P10">Ссылку на ваш проект отправьте в личном кабинете на сайте <text:a xlink:type="simple" xlink:href="http://netology.ru/" text:style-name="Internet_20_link" text:visited-style-name="Visited_20_Internet_20_Link">netology.ru</text:a> </text:p>
        </text:list-item>
        <text:list-item>
          <text:p text:style-name="P10">Задачи, отмеченные как необязательные, можно не сдавать, это не повлияет на получение зачета (в этом ДЗ все задачи являются обязательными) </text:p>
        </text:list-item>
        <text:list-item>
          <text:p text:style-name="P6">Любые вопросы по решению задач задавайте в чате Slack, но мы не сможем проверить или помочь, если вы пришлете: </text:p>
        </text:list-item>
      </text:list>
      <text:list xml:id="list720242873" text:style-name="L6">
        <text:list-item>
          <text:p text:style-name="P11">архивы; </text:p>
        </text:list-item>
        <text:list-item>
          <text:p text:style-name="P11">скриншоты кода; </text:p>
        </text:list-item>
        <text:list-item>
          <text:p text:style-name="P7">теоретический рассказ о возникших проблемах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6:54:06.078375503</meta:creation-date>
    <dc:date>2022-02-11T16:54:26.366312411</dc:date>
    <meta:editing-duration>PT21S</meta:editing-duration>
    <meta:editing-cycles>1</meta:editing-cycles>
    <meta:document-statistic meta:table-count="0" meta:image-count="0" meta:object-count="0" meta:page-count="2" meta:paragraph-count="45" meta:word-count="529" meta:character-count="3655" meta:non-whitespace-character-count="3166"/>
    <meta:generator>LibreOffice/6.4.7.2$Linux_X86_64 LibreOffice_project/40$Build-2</meta:generator>
  </office:meta>
</office:document-meta>
</file>